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" officeooo:rsid="00046475" officeooo:paragraph-rsid="00046475"/>
    </style:style>
    <style:style style:name="P2" style:family="paragraph" style:parent-style-name="Standard">
      <style:paragraph-properties fo:text-align="start" style:justify-single-word="false"/>
      <style:text-properties style:font-name="Fira Code" officeooo:rsid="00046475" officeooo:paragraph-rsid="00046475"/>
    </style:style>
    <style:style style:name="P3" style:family="paragraph" style:parent-style-name="Standard">
      <style:paragraph-properties fo:text-align="start" style:justify-single-word="false"/>
      <style:text-properties style:font-name="Fira Code" officeooo:paragraph-rsid="00046475"/>
    </style:style>
    <style:style style:name="P4" style:family="paragraph" style:parent-style-name="Standard">
      <style:paragraph-properties fo:text-align="start" style:justify-single-word="false"/>
      <style:text-properties style:font-name="Fira Code" fo:font-weight="bold" officeooo:rsid="00046475" officeooo:paragraph-rsid="0004647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ira Code" fo:font-weight="bold" officeooo:rsid="00046475" officeooo:paragraph-rsid="0004647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ira Code" fo:font-size="13pt" fo:font-weight="bold" officeooo:paragraph-rsid="00046475" style:font-size-asian="13pt" style:font-weight-asian="bold" style:font-size-complex="13pt" style:font-weight-complex="bold"/>
    </style:style>
    <style:style style:name="T1" style:family="text">
      <style:text-properties officeooo:rsid="00046475"/>
    </style:style>
    <style:style style:name="T2" style:family="text">
      <style:text-properties fo:font-style="italic" officeooo:rsid="00046475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amen Bases de Datos 1er Trimestre</text:p>
      <text:p text:style-name="P1"/>
      <text:p text:style-name="P5">Erick Llanos Ríos</text:p>
      <text:p text:style-name="P1"/>
      <text:p text:style-name="P5">15/12/2021</text:p>
      <text:p text:style-name="P5"/>
      <text:p text:style-name="P5">Parte práctica</text:p>
      <text:p text:style-name="Horizontal_20_Line"/>
      <text:p text:style-name="P1"/>
      <text:p text:style-name="P6"><text:span text:style-name="T1">1. </text:span>- Conectarte al SGDB MySQL que tienes instalado en tu servidor virtual.</text:p>
      <text:p text:style-name="P4">Primero iniciamos el Apache, MySQL y ProFTPD.</text:p>
      <text:p text:style-name="P3"><text:span text:style-name="Citation">sudo /opt/lampp/lampp start</text:span></text:p>
      <text:p text:style-name="P3"><text:span text:style-name="Citation">[sudo] password for </text:span><text:span text:style-name="Citation"><text:span text:style-name="T1">Erick</text:span></text:span><text:span text:style-name="Citation">:</text:span></text:p>
      <text:p text:style-name="P3"><text:span text:style-name="Citation">Starting XAMPP for Linux 8.0.13-0...</text:span></text:p>
      <text:p text:style-name="P3"><text:span text:style-name="Citation">XAMPP: Starting Apache...ok.</text:span></text:p>
      <text:p text:style-name="P3"><text:span text:style-name="Citation">XAMPP: Starting MySQL...ok.</text:span></text:p>
      <text:p text:style-name="P3"><text:span text:style-name="Citation">XAMPP: Starting ProFTPD...ok.</text:span></text:p>
      <text:p text:style-name="P3"/>
      <text:p text:style-name="P4">Segundo entramos al SGDB.</text:p>
      <text:p text:style-name="P2"><text:span text:style-name="Citation">./mysql -u root -p</text:span></text:p>
      <text:p text:style-name="P2"><text:span text:style-name="Citation">Enter password:</text:span></text:p>
      <text:p text:style-name="P2"><text:span text:style-name="Citation">Welcome to the MariaDB monitor. <text:s/>Commands end with ; or \g.</text:span></text:p>
      <text:p text:style-name="P2"><text:span text:style-name="Citation">Your MariaDB connection id is 10</text:span></text:p>
      <text:p text:style-name="P2"><text:span text:style-name="Citation">Server version: 10.4.22-MariaDB Source distribution</text:span></text:p>
      <text:p text:style-name="P2"><text:span text:style-name="Citation"/></text:p>
      <text:p text:style-name="P2"><text:span text:style-name="Citation">Copyright (c) 2000, 2018, Oracle, MariaDB Corporation Ab and others.</text:span></text:p>
      <text:p text:style-name="P2"><text:span text:style-name="Citation"/></text:p>
      <text:p text:style-name="P2"><text:span text:style-name="Citation">Type 'help;' or '\h' for help. Type '\c' to clear the current input statement.</text:span></text:p>
      <text:p text:style-name="P2"><text:span text:style-name="Citation"/></text:p>
      <text:p text:style-name="P2"><text:span text:style-name="Citation">MariaDB [(none)]&gt;</text:span></text:p>
      <text:p text:style-name="P2"><text:span text:style-name="Citation"/></text:p>
      <text:p text:style-name="P2"><text:span text:style-name="Citation"><text:span text:style-name="T6">2. -Crear </text:span></text:span><text:span text:style-name="Citation"><text:span text:style-name="T8">una</text:span></text:span><text:span text:style-name="Citation"><text:span text:style-name="T6"> base de datos llamada Examen</text:span></text:span></text:p>
      <text:p text:style-name="P2"><text:span text:style-name="Citation"><text:span text:style-name="T11">MariaDB [(none)]&gt; create database Examen;</text:span></text:span></text:p>
      <text:p text:style-name="P2"><text:span text:style-name="Citation"><text:span text:style-name="T11">Query OK, 1 row affected (0.001 sec)</text:span></text:span></text:p>
      <text:p text:style-name="P2"><text:span text:style-name="Citation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2:34:56.359836079</meta:creation-date>
    <dc:date>2021-12-15T12:44:37.584253586</dc:date>
    <meta:editing-duration>PT9M42S</meta:editing-duration>
    <meta:editing-cycles>1</meta:editing-cycles>
    <meta:document-statistic meta:table-count="0" meta:image-count="0" meta:object-count="0" meta:page-count="1" meta:paragraph-count="24" meta:word-count="131" meta:character-count="850" meta:non-whitespace-character-count="742"/>
    <meta:generator>LibreOffice/7.2.4.1$Linux_X86_64 LibreOffice_project/20$Build-1</meta:generator>
  </office:meta>
</office:document-meta>
</file>